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Standard">
      <style:paragraph-properties fo:margin-left="12.51mm" fo:margin-right="0mm" fo:text-indent="0mm" style:auto-text-indent="false"/>
    </style:style>
    <style:style style:name="P24" style:family="paragraph" style:parent-style-name="Text_20_body">
      <style:paragraph-properties fo:text-align="start" style:justify-single-word="false"/>
    </style:style>
    <style:style style:name="P25"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2">
      <style:paragraph-properties>
        <style:tab-stops>
          <style:tab-stop style:position="165.01mm" style:type="right" style:leader-style="dotted" style:leader-text="."/>
        </style:tab-stops>
      </style:paragraph-properties>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6">
      <style:text-properties fo:font-style="italic" style:font-style-asian="italic" style:font-style-complex="italic"/>
    </style:style>
    <style:style style:name="P34" style:family="paragraph" style:parent-style-name="Standard" style:list-style-name="L7">
      <style:text-properties fo:font-style="italic" style:font-style-asian="italic" style:font-style-complex="italic"/>
    </style:style>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3">
      <style:paragraph-properties fo:margin-top="0mm" fo:margin-bottom="0mm"/>
    </style:style>
    <style:style style:name="P55" style:family="paragraph" style:parent-style-name="Heading_20_1">
      <style:paragraph-properties fo:break-before="page"/>
    </style:style>
    <style:style style:name="P56"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text:a xlink:type="simple" xlink:href="#1.Introduction|outline" text:style-name="Internet_20_link" text:visited-style-name="Internet_20_link">1.Introduction</text:a><text:tab/>1</text:p>
          <text:p text:style-name="P26"><text:a xlink:type="simple" xlink:href="#2.Installation|outline" text:style-name="Internet_20_link" text:visited-style-name="Internet_20_link">2.Installation</text:a><text:tab/>1</text:p>
          <text:p text:style-name="P27"><text:a xlink:type="simple" xlink:href="#2.1.Linux |outline" text:style-name="Internet_20_link" text:visited-style-name="Internet_20_link">2.1.Linux </text:a><text:tab/>1</text:p>
          <text:p text:style-name="P27"><text:a xlink:type="simple" xlink:href="#2.2.windows|outline" text:style-name="Internet_20_link" text:visited-style-name="Internet_20_link">2.2.windows</text:a><text:tab/>1</text:p>
          <text:p text:style-name="P26"><text:a xlink:type="simple" xlink:href="#3. Vue Générale|outline" text:style-name="Internet_20_link" text:visited-style-name="Internet_20_link">3. Vue Générale</text:a><text:tab/>1</text:p>
          <text:p text:style-name="P27"><text:a xlink:type="simple" xlink:href="#3.1.Définition des termes|outline" text:style-name="Internet_20_link" text:visited-style-name="Internet_20_link">3.1.Définition des termes</text:a><text:tab/>1</text:p>
          <text:p text:style-name="P26"><text:a xlink:type="simple" xlink:href="#4.Logiciel de comptabilité ou de gestion ?|outline" text:style-name="Internet_20_link" text:visited-style-name="Internet_20_link">4.Logiciel de comptabilité ou de gestion ?</text:a><text:tab/>1</text:p>
          <text:p text:style-name="P27"><text:a xlink:type="simple" xlink:href="#4.1.Définition|outline" text:style-name="Internet_20_link" text:visited-style-name="Internet_20_link">4.1.Définition</text:a><text:tab/>1</text:p>
          <text:p text:style-name="P26"><text:a xlink:type="simple" xlink:href="#5.Mémento de comptabilité|outline" text:style-name="Internet_20_link" text:visited-style-name="Internet_20_link">5.Mémento de comptabilité</text:a><text:tab/>1</text:p>
          <text:p text:style-name="P27"><text:a xlink:type="simple" xlink:href="#5.1.Introduction|outline" text:style-name="Internet_20_link" text:visited-style-name="Internet_20_link">5.1.Introduction</text:a><text:tab/>1</text:p>
          <text:p text:style-name="P27"><text:a xlink:type="simple" xlink:href="#5.2.Le Bilan|outline" text:style-name="Internet_20_link" text:visited-style-name="Internet_20_link">5.2.Le Bilan</text:a><text:tab/>1</text:p>
          <text:p text:style-name="P27"><text:a xlink:type="simple" xlink:href="#5.3.Les comptes actifs / passifs|outline" text:style-name="Internet_20_link" text:visited-style-name="Internet_20_link">5.3.Les comptes actifs / passifs</text:a><text:tab/>1</text:p>
          <text:p text:style-name="P27"><text:a xlink:type="simple" xlink:href="#5.4.Les comptes de résultats|outline" text:style-name="Internet_20_link" text:visited-style-name="Internet_20_link">5.4.Les comptes de résultats</text:a><text:tab/>1</text:p>
          <text:p text:style-name="P27"><text:a xlink:type="simple" xlink:href="#5.5.Belgique Fiscalité, TVA|outline" text:style-name="Internet_20_link" text:visited-style-name="Internet_20_link">5.5.Belgique Fiscalité, TVA</text:a><text:tab/>1</text:p>
          <text:p text:style-name="P27"><text:a xlink:type="simple" xlink:href="#5.6.Fiscalité Belgique : Impôts|outline" text:style-name="Internet_20_link" text:visited-style-name="Internet_20_link">5.6.Fiscalité Belgique : Impôts</text:a><text:tab/>1</text:p>
          <text:p text:style-name="P27"><text:a xlink:type="simple" xlink:href="#5.7.Fiscalité France|outline" text:style-name="Internet_20_link" text:visited-style-name="Internet_20_link">5.7.Fiscalité France</text:a><text:tab/>1</text:p>
          <text:p text:style-name="P27"><text:a xlink:type="simple" xlink:href="#5.8.Ecriture de fin d'exercice comptable (Belgique)|outline" text:style-name="Internet_20_link" text:visited-style-name="Internet_20_link">5.8.Ecriture de fin d'exercice comptable (Belgique)</text:a><text:tab/>1</text:p>
          <text:p text:style-name="P27"><text:a xlink:type="simple" xlink:href="#5.9.Salaire et Compte de gérant|outline" text:style-name="Internet_20_link" text:visited-style-name="Internet_20_link">5.9.Salaire et Compte de gérant</text:a><text:tab/>1</text:p>
          <text:p text:style-name="P26"><text:a xlink:type="simple" xlink:href="#6.Sécurité|outline" text:style-name="Internet_20_link" text:visited-style-name="Internet_20_link">6.Sécurité</text:a><text:tab/>1</text:p>
          <text:p text:style-name="P27"><text:a xlink:type="simple" xlink:href="#6.1.Introduction|outline" text:style-name="Internet_20_link" text:visited-style-name="Internet_20_link">6.1.Introduction</text:a><text:tab/>1</text:p>
          <text:p text:style-name="P27"><text:a xlink:type="simple" xlink:href="#6.2.Base de données|outline" text:style-name="Internet_20_link" text:visited-style-name="Internet_20_link">6.2.Base de données</text:a><text:tab/>1</text:p>
          <text:p text:style-name="P27"><text:a xlink:type="simple" xlink:href="#6.3.PhpCompta|outline" text:style-name="Internet_20_link" text:visited-style-name="Internet_20_link">6.3.PhpCompta</text:a><text:tab/>1</text:p>
          <text:p text:style-name="P26"><text:a xlink:type="simple" xlink:href="#7.Administration|outline" text:style-name="Internet_20_link" text:visited-style-name="Internet_20_link">7.Administration</text:a><text:tab/>1</text:p>
          <text:p text:style-name="P27"><text:a xlink:type="simple" xlink:href="#7.1.Création de dossier|outline" text:style-name="Internet_20_link" text:visited-style-name="Internet_20_link">7.1.Création de dossier</text:a><text:tab/>1</text:p>
          <text:p text:style-name="P27"><text:a xlink:type="simple" xlink:href="#7.2.Création de modèle|outline" text:style-name="Internet_20_link" text:visited-style-name="Internet_20_link">7.2.Création de modèle</text:a><text:tab/>1</text:p>
          <text:p text:style-name="P27"><text:a xlink:type="simple" xlink:href="#7.3.Création d'utilisateur|outline" text:style-name="Internet_20_link" text:visited-style-name="Internet_20_link">7.3.Création d'utilisateur</text:a><text:tab/>1</text:p>
          <text:p text:style-name="P27"><text:a xlink:type="simple" xlink:href="#7.4.backup|outline" text:style-name="Internet_20_link" text:visited-style-name="Internet_20_link">7.4.backup</text:a><text:tab/>1</text:p>
          <text:p text:style-name="P26"><text:a xlink:type="simple" xlink:href="#8.Fiche|outline" text:style-name="Internet_20_link" text:visited-style-name="Internet_20_link">8.Fiche</text:a><text:tab/>1</text:p>
          <text:p text:style-name="P27"><text:a xlink:type="simple" xlink:href="#8.1.Qu'est-ce le quick code|outline" text:style-name="Internet_20_link" text:visited-style-name="Internet_20_link">8.1.Qu'est-ce le quick code</text:a><text:tab/>1</text:p>
          <text:p text:style-name="P27"><text:a xlink:type="simple" xlink:href="#8.2.Qu'est qu'une fiche finalement ? |outline" text:style-name="Internet_20_link" text:visited-style-name="Internet_20_link">8.2.Qu'est qu'une fiche finalement ? </text:a><text:tab/>1</text:p>
          <text:p text:style-name="P27"><text:a xlink:type="simple" xlink:href="#8.3.Ajout ou suppression d'attribut|outline" text:style-name="Internet_20_link" text:visited-style-name="Internet_20_link">8.3.Ajout ou suppression d'attribut</text:a><text:tab/>1</text:p>
          <text:p text:style-name="P27"><text:a xlink:type="simple" xlink:href="#8.4.Création d'une catégorie de fiche|outline" text:style-name="Internet_20_link" text:visited-style-name="Internet_20_link">8.4.Création d'une catégorie de fiche</text:a><text:tab/>1</text:p>
          <text:p text:style-name="P27"><text:a xlink:type="simple" xlink:href="#8.5.Création d'une fiche|outline" text:style-name="Internet_20_link" text:visited-style-name="Internet_20_link">8.5.Création d'une fiche</text:a><text:tab/>1</text:p>
          <text:p text:style-name="P26"><text:a xlink:type="simple" xlink:href="#9.Les rapports|outline" text:style-name="Internet_20_link" text:visited-style-name="Internet_20_link">9.Les rapports</text:a><text:tab/>1</text:p>
          <text:p text:style-name="P27"><text:a xlink:type="simple" xlink:href="#9.1.Introduction|outline" text:style-name="Internet_20_link" text:visited-style-name="Internet_20_link">9.1.Introduction</text:a><text:tab/>1</text:p>
          <text:p text:style-name="P27"><text:a xlink:type="simple" xlink:href="#9.2.Création|outline" text:style-name="Internet_20_link" text:visited-style-name="Internet_20_link">9.2.Création</text:a><text:tab/>1</text:p>
          <text:p text:style-name="P27"><text:a xlink:type="simple" xlink:href="#9.3.Utilisation |outline" text:style-name="Internet_20_link" text:visited-style-name="Internet_20_link">9.3.Utilisation </text:a><text:tab/>1</text:p>
          <text:p text:style-name="P26"><text:a xlink:type="simple" xlink:href="#10.Gestion de stock|outline" text:style-name="Internet_20_link" text:visited-style-name="Internet_20_link">10.Gestion de stock</text:a><text:tab/>1</text:p>
          <text:p text:style-name="P27"><text:a xlink:type="simple" xlink:href="#10.1.Configurer les fiches|outline" text:style-name="Internet_20_link" text:visited-style-name="Internet_20_link">10.1.Configurer les fiches</text:a><text:tab/>1</text:p>
          <text:p text:style-name="P26"><text:a xlink:type="simple" xlink:href="#11.Le module de comptabilité|outline" text:style-name="Internet_20_link" text:visited-style-name="Internet_20_link">11.Le module de comptabilité</text:a><text:tab/>1</text:p>
          <text:p text:style-name="P27"><text:a xlink:type="simple" xlink:href="#11.1.Journaux|outline" text:style-name="Internet_20_link" text:visited-style-name="Internet_20_link">11.1.Journaux</text:a><text:tab/>1</text:p>
          <text:p text:style-name="P27"><text:soft-page-break/><text:a xlink:type="simple" xlink:href="#11.2.Encodage d'opération|outline" text:style-name="Internet_20_link" text:visited-style-name="Internet_20_link">11.2.Encodage d'opération</text:a><text:tab/>1</text:p>
          <text:p text:style-name="P27"><text:a xlink:type="simple" xlink:href="#11.3.Recherche|outline" text:style-name="Internet_20_link" text:visited-style-name="Internet_20_link">11.3.Recherche</text:a><text:tab/>1</text:p>
          <text:p text:style-name="P27"><text:a xlink:type="simple" xlink:href="#11.4.Écriture Directe|outline" text:style-name="Internet_20_link" text:visited-style-name="Internet_20_link">11.4.Écriture Directe</text:a><text:tab/>1</text:p>
          <text:p text:style-name="P27"><text:a xlink:type="simple" xlink:href="#11.5.Rapprochement - réconciliation|outline" text:style-name="Internet_20_link" text:visited-style-name="Internet_20_link">11.5.Rapprochement - réconciliation</text:a><text:tab/>1</text:p>
          <text:p text:style-name="P27"><text:a xlink:type="simple" xlink:href="#11.6.Impression|outline" text:style-name="Internet_20_link" text:visited-style-name="Internet_20_link">11.6.Impression</text:a><text:tab/>1</text:p>
          <text:p text:style-name="P27"><text:a xlink:type="simple" xlink:href="#11.7.Avancé|outline" text:style-name="Internet_20_link" text:visited-style-name="Internet_20_link">11.7.Avancé</text:a><text:tab/>1</text:p>
          <text:p text:style-name="P26"><text:a xlink:type="simple" xlink:href="#12.Le module de gestion|outline" text:style-name="Internet_20_link" text:visited-style-name="Internet_20_link">12.Le module de gestion</text:a><text:tab/>1</text:p>
          <text:p text:style-name="P27"><text:a xlink:type="simple" xlink:href="#12.1.Menu : clients|outline" text:style-name="Internet_20_link" text:visited-style-name="Internet_20_link">12.1.Menu : clients</text:a><text:tab/>1</text:p>
          <text:p text:style-name="P27"><text:a xlink:type="simple" xlink:href="#12.2.Menu Fournisseur|outline" text:style-name="Internet_20_link" text:visited-style-name="Internet_20_link">12.2.Menu Fournisseur</text:a><text:tab/>1</text:p>
          <text:p text:style-name="P27"><text:a xlink:type="simple" xlink:href="#12.3.Administration|outline" text:style-name="Internet_20_link" text:visited-style-name="Internet_20_link">12.3.Administration</text:a><text:tab/>1</text:p>
          <text:p text:style-name="P27"><text:a xlink:type="simple" xlink:href="#12.4.Impression|outline" text:style-name="Internet_20_link" text:visited-style-name="Internet_20_link">12.4.Impression</text:a><text:tab/>1</text:p>
          <text:p text:style-name="P27"><text:a xlink:type="simple" xlink:href="#12.5.Prévisions|outline" text:style-name="Internet_20_link" text:visited-style-name="Internet_20_link">12.5.Prévisions</text:a><text:tab/>1</text:p>
          <text:p text:style-name="P27"><text:a xlink:type="simple" xlink:href="#12.6.Suivi Courrier|outline" text:style-name="Internet_20_link" text:visited-style-name="Internet_20_link">12.6.Suivi Courrier</text:a><text:tab/>1</text:p>
          <text:p text:style-name="P26"><text:a xlink:type="simple" xlink:href="#13.Le module de comptabilité analytique|outline" text:style-name="Internet_20_link" text:visited-style-name="Internet_20_link">13.Le module de comptabilité analytique</text:a><text:tab/>1</text:p>
          <text:p text:style-name="P27"><text:a xlink:type="simple" xlink:href="#13.1.Introduction|outline" text:style-name="Internet_20_link" text:visited-style-name="Internet_20_link">13.1.Introduction</text:a><text:tab/>1</text:p>
          <text:p text:style-name="P27"><text:a xlink:type="simple" xlink:href="#13.2.Activation de la comptabilité analytique|outline" text:style-name="Internet_20_link" text:visited-style-name="Internet_20_link">13.2.Activation de la comptabilité analytique</text:a><text:tab/>1</text:p>
          <text:p text:style-name="P27"><text:a xlink:type="simple" xlink:href="#13.3.Plan analytique|outline" text:style-name="Internet_20_link" text:visited-style-name="Internet_20_link">13.3.Plan analytique</text:a><text:tab/>1</text:p>
          <text:p text:style-name="P27"><text:a xlink:type="simple" xlink:href="#13.4.Opérations diverses|outline" text:style-name="Internet_20_link" text:visited-style-name="Internet_20_link">13.4.Opérations diverses</text:a><text:tab/>1</text:p>
          <text:p text:style-name="P27"><text:a xlink:type="simple" xlink:href="#13.5.Impression|outline" text:style-name="Internet_20_link" text:visited-style-name="Internet_20_link">13.5.Impression</text:a><text:tab/>1</text:p>
          <text:p text:style-name="P27"><text:a xlink:type="simple" xlink:href="#13.6.Liaison avec la comptabilité générale|outline" text:style-name="Internet_20_link" text:visited-style-name="Internet_20_link">13.6.Liaison avec la comptabilité générale</text:a><text:tab/>1</text:p>
          <text:p text:style-name="P26"><text:a xlink:type="simple" xlink:href="#14.Le module Paramètre|outline" text:style-name="Internet_20_link" text:visited-style-name="Internet_20_link">14.Le module Paramètre</text:a><text:tab/>1</text:p>
          <text:p text:style-name="P27"><text:a xlink:type="simple" xlink:href="#14.1.Société|outline" text:style-name="Internet_20_link" text:visited-style-name="Internet_20_link">14.1.Société</text:a><text:tab/>1</text:p>
          <text:p text:style-name="P27"><text:a xlink:type="simple" xlink:href="#14.2.Divers|outline" text:style-name="Internet_20_link" text:visited-style-name="Internet_20_link">14.2.Divers</text:a><text:tab/>1</text:p>
          <text:p text:style-name="P27"><text:a xlink:type="simple" xlink:href="#14.3.Sécurité |outline" text:style-name="Internet_20_link" text:visited-style-name="Internet_20_link">14.3.Sécurité </text:a><text:tab/>1</text:p>
          <text:p text:style-name="P27"><text:a xlink:type="simple" xlink:href="#14.4.Document|outline" text:style-name="Internet_20_link" text:visited-style-name="Internet_20_link">14.4.Document</text:a><text:tab/>1</text:p>
          <text:p text:style-name="P27"><text:a xlink:type="simple" xlink:href="#14.5.Journaux|outline" text:style-name="Internet_20_link" text:visited-style-name="Internet_20_link">14.5.Journaux</text:a><text:tab/>1</text:p>
          <text:p text:style-name="P26"><text:a xlink:type="simple" xlink:href="#15.Trucs et Astuces|outline" text:style-name="Internet_20_link" text:visited-style-name="Internet_20_link">15.Trucs et Astuces</text:a><text:tab/>1</text:p>
          <text:p text:style-name="P27"><text:a xlink:type="simple" xlink:href="#15.1.Ouvrir plusieurs fenêtres|outline" text:style-name="Internet_20_link" text:visited-style-name="Internet_20_link">15.1.Ouvrir plusieurs fenêtres</text:a><text:tab/>1</text:p>
          <text:p text:style-name="P27"><text:a xlink:type="simple" xlink:href="#15.2.Développeur|outline" text:style-name="Internet_20_link" text:visited-style-name="Internet_20_link">15.2.Développeur</text:a><text:tab/>1</text:p>
          <text:p text:style-name="P27"><text:a xlink:type="simple" xlink:href="#15.3.Attributs des Fiches|outline" text:style-name="Internet_20_link" text:visited-style-name="Internet_20_link">15.3.Attributs des Fiches</text:a><text:tab/>1</text:p>
          <text:p text:style-name="P27"><text:a xlink:type="simple" xlink:href="#15.4.Import des banques|outline" text:style-name="Internet_20_link" text:visited-style-name="Internet_20_link">15.4.Import des banques</text:a><text:tab/>1</text:p>
          <text:p text:style-name="P27"><text:a xlink:type="simple" xlink:href="#15.5.Bilan adapté|outline" text:style-name="Internet_20_link" text:visited-style-name="Internet_20_link">15.5.Bilan adapté</text:a><text:tab/>1</text:p>
          <text:p text:style-name="P26"><text:a xlink:type="simple" xlink:href="#16.Les extensions|outline" text:style-name="Internet_20_link" text:visited-style-name="Internet_20_link">16.Les extensions</text:a><text:tab/>1</text:p>
          <text:p text:style-name="P27"><text:a xlink:type="simple" xlink:href="#16.2.Lien|outline" text:style-name="Internet_20_link" text:visited-style-name="Internet_20_link">16.2.Lien</text:a><text:tab/>2</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1372125660" text:style-name="L1">
        <text:list-item>
          <text:p text:style-name="P43">php5 (+ module php5-pgsql et php5-bcmath)</text:p>
        </text:list-item>
        <text:list-item>
          <text:p text:style-name="P43">apache2</text:p>
        </text:list-item>
        <text:list-item>
          <text:p text:style-name="P43">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soft-page-break/><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text:soft-page-break/>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p text:style-name="Standard">A noter qu'il existe une extension pour la TVA qu'il est préférable d'utiliser</text:p>
      <text:h text:style-name="Heading_20_3" text:outline-level="3"><text:soft-page-break/>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text:soft-page-break/>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soft-page-break/><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soft-page-break/>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text:soft-page-break/>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text:soft-page-break/>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text:soft-page-break/>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text:soft-page-break/>·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text:soft-page-break/>-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text:soft-page-break/>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2092776625" text:style-name="L2">
        <text:list-item>
          <text:p text:style-name="P28">les postes sont toujours écrits entre crochets; <text:line-break/>exemple : [ 4511] </text:p>
        </text:list-item>
        <text:list-item>
          <text:p text:style-name="P28">pour avoir la somme du poste et des sous-postes, il faut utiliser le %;<text:line-break/>exemple [45%]</text:p>
        </text:list-item>
      </text:list>
      <text:list xml:id="list1169867305" text:style-name="L3">
        <text:list-item>
          <text:p text:style-name="P2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9">Si vous souhaitez n'avoir que le crédit ou le débit, utilisez le D ou le C avant la fermeture du crochet.</text:p>
        </text:list-item>
      </text:list>
      <text:list xml:id="list925511365" text:style-name="L4">
        <text:list-item>
          <text:p text:style-name="P30">Pour avoir un montant négatif si le crédit est supérieur au débit, il faut avoir S avant la fermeture du crochet exemple : [7%S] , [55001S]</text:p>
          <text:p text:style-name="P30">Drapeau :</text:p>
          <text:list>
            <text:list-item>
              <text:p text:style-name="P30">S= Signed : négatif si C &gt; D</text:p>
            </text:list-item>
            <text:list-item>
              <text:p text:style-name="P30">D = Uniquement Débit</text:p>
            </text:list-item>
            <text:list-item>
              <text:p text:style-name="P30">C = uniquement Credit</text:p>
            </text:list-item>
            <text:list-item>
              <text:p text:style-name="P3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text:soft-page-break/>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286196269" text:style-name="L5">
        <text:list-item>
          <text:p text:style-name="P31">La première, est que les postes comptables des marchandises à vendre et à acheter ne sont pas les mêmes.</text:p>
        </text:list-item>
        <text:list-item>
          <text:p text:style-name="P3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ext:soft-page-break/>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text:soft-page-break/>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text:soft-page-break/></text:p>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text:soft-page-break/></text:p>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146761638" text:style-name="L6">
        <text:list-header>
          <text:p text:style-name="P32"/>
        </text:list-header>
        <text:list-item>
          <text:p text:style-name="P32">Paiement d'une facture (montant négatif), on aura :</text:p>
          <text:list>
            <text:list-header>
              <text:p text:style-name="P33">tva à récupérer</text:p>
            </text:list-header>
          </text:list>
        </text:list-item>
      </text:list>
      <text:p text:style-name="P5"><text:tab/>Fournisseur</text:p>
      <text:list xml:id="list1606534307" text:style-name="L7">
        <text:list-header>
          <text:p text:style-name="P34"><text:tab/><text:tab/><text:tab/>à<text:tab/>charge</text:p>
          <text:p text:style-name="P35"/>
        </text:list-header>
        <text:list-item>
          <text:p text:style-name="P35">Reprise de marchandise (diminution de vente &amp; TVA) :</text:p>
          <text:p text:style-name="P35"><text:s text:c="6"/><text:span text:style-name="T5">vente</text:span></text:p>
          <text:list>
            <text:list-header>
              <text:p text:style-name="P34">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text:soft-page-break/>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Le Lettrage</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text:soft-page-break/>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Catégories</text:h>
      <text:p text:style-name="Standard">L'impression par catégories de fiches, permet soit de voir un résumé de toutes les fiches de cette catégories. Soit d'imprimer l'historique, avec toutes les opérations ou uniquement les opérations lettrées ou non lettrées.</text:p>
      <text:p text:style-name="Standard"/>
      <text:p text:style-name="Standard"/>
      <text:h text:style-name="Heading_20_2" text:outline-level="2"><text:soft-page-break/>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56"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text:soft-page-break/>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2153703621" text:style-name="L8">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23</text:bookmark-ref>)</text:p>
      <text:h text:style-name="Heading_20_2" text:outline-level="2"><text:soft-page-break/>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text:soft-page-break/>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soft-page-break/>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text:soft-page-break/>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906489239" text:style-name="L9">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1523757255" text:style-name="L10">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text:soft-page-break/>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4">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701159169" text:style-name="L11">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text:soft-page-break/>Impression</text:p>
      <text:list xml:id="list688487973" text:style-name="L12">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85347853" text:style-name="L13">
        <text:list-item>
          <text:p text:style-name="P47">Effacement &amp; création, à ne pas confondre avec « Journaux en écriture avec opérations prédéfinies »</text:p>
        </text:list-item>
      </text:list>
      <text:p text:style-name="Text_20_body">Période</text:p>
      <text:list xml:id="list1186173807" text:style-name="L14">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736157221" text:style-name="L15">
        <text:list-item>
          <text:p text:style-name="P49">Gestion stock</text:p>
        </text:list-item>
      </text:list>
      <text:p text:style-name="Text_20_body">Gestion courrier</text:p>
      <text:p text:style-name="Text_20_body">Import en banque</text:p>
      <text:p text:style-name="Text_20_body">Comptabilité Analytique</text:p>
      <text:list xml:id="list1628141061" text:style-name="L16">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1749675528" text:style-name="L17">
        <text:list-item>
          <text:p text:style-name="P51">Coordonnées société</text:p>
        </text:list-item>
        <text:list-item>
          <text:p text:style-name="P51">Mode Strict</text:p>
        </text:list-item>
      </text:list>
      <text:h text:style-name="Heading_20_2" text:outline-level="2">Document- génération de 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text:soft-page-break/>Les balises sont:</text:p>
      <text:p text:style-name="Standard"/>
      <text:list xml:id="list130878903" text:style-name="L18">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item>
          <text:p text:style-name="P38">DATE_LIMIT Echéance</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 Date encodée</text:p>
        </text:list-item>
        <text:list-item>
          <text:p text:style-name="P38">NUMBER numéro de séquence du document</text:p>
        </text:list-item>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pour les factures et évitez ainsi l'utilisation de NUMBER</text:p>
          <text:p text:style-name="P38"/>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text:soft-page-break/>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text:soft-page-break/>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4">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text:soft-page-break/></text:p>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387296872" text:style-name="L19">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1070907093" text:style-name="L20">
        <text:list-item>
          <text:p text:style-name="P40">Label : Mon dummy à moi</text:p>
        </text:list-item>
      </text:list>
      <text:list xml:id="list563265669" text:style-name="L21">
        <text:list-item>
          <text:p text:style-name="P41">code : dum</text:p>
        </text:list-item>
        <text:list-item>
          <text:p text:style-name="P41">Fichier : dummy/dummy.php</text:p>
        </text:list-item>
        <text:list-item>
          <text:p text:style-name="P41">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text:soft-page-break/>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text:soft-page-break/>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text:soft-page-break/>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3">1 <text:span text:style-name="T8">→</text:span> Nom</text:p>
      <text:p text:style-name="P23">2 <text:span text:style-name="T8">→ </text:span>Taux TVA</text:p>
      <text:p text:style-name="P23">3 <text:span text:style-name="T8">→</text:span>Numéro de compte</text:p>
      <text:p text:style-name="P23">4→Nom de la banque</text:p>
      <text:p text:style-name="P23">5→Poste Comptable</text:p>
      <text:p text:style-name="P23">6→Prix vente</text:p>
      <text:p text:style-name="P23">7→Prix achat</text:p>
      <text:p text:style-name="P23">8→Durée Amortissement</text:p>
      <text:p text:style-name="P23">9→Description</text:p>
      <text:p text:style-name="P23"><text:soft-page-break/>10→Date début</text:p>
      <text:p text:style-name="P23">11→Montant initial</text:p>
      <text:p text:style-name="P23">12→Personne de contact </text:p>
      <text:p text:style-name="P23">13→numéro de tva </text:p>
      <text:p text:style-name="P23">14→Adresse </text:p>
      <text:p text:style-name="P23">15→code postal</text:p>
      <text:p text:style-name="P23">16→pays </text:p>
      <text:p text:style-name="P23">17→téléphone </text:p>
      <text:p text:style-name="P23">18→email </text:p>
      <text:p text:style-name="P23">19→Gestion stock</text:p>
      <text:p text:style-name="P23">20→Partie fiscalement non déductible</text:p>
      <text:p text:style-name="P23">21→TVA non déductible</text:p>
      <text:p text:style-name="P23">22→TVA non déductible récupérable par l'impôt</text:p>
      <text:p text:style-name="P23">23→Quick Code</text:p>
      <text:p text:style-name="P23">24→Ville</text:p>
      <text:p text:style-name="P23">25→Société</text:p>
      <text:p text:style-name="P23">26→Fax</text:p>
      <text:p text:style-name="P23">27→GSM</text:p>
      <text:p text:style-name="P23">30→Numero de client</text:p>
      <text:p text:style-name="P23">31→Dépense <text:s/>à charge du gérant (partie privée)</text:p>
      <text:p text:style-name="P23"/>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5"/>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20">}</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P55" text:outline-level="1">Annexe</text:h>
      <text:p text:style-name="Standard"/>
      <text:h text:style-name="Heading_20_2" text:outline-level="2">Note de la version 5.1 (mai 2010)</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711995812" text:style-name="L22">
        <text:list-item>
          <text:p text:style-name="P52">nouveau menu Cate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text:soft-page-break/>11 Amélioration de l'esthétique</text:p>
      <text:h text:style-name="Heading_20_2" text:outline-level="2">Note de version 5.0 (janvier 2010)</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2" text:outline-level="2">Note de version 4.3 (février 2009)</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495735718" text:style-name="L23">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2" text:outline-level="2">Note de version 4.2 novembre 2008</text:h>
      <text:p text:style-name="Text_20_body">1. Le mode strict : dans paramètre -&gt; société, on peut activer le mode strict; dans ce mode-là, il n'est plus possible de créer une opération antérieure à la dernière entrée d'un journal. Ce qui implique que les opérations doivent être <text:soft-page-break/>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508-00:06</text:modification-date><text:tab/><text:tab/><text:page-number text:select-page="current">4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Farid</meta:initial-creator>
    <meta:creation-date>2008-02-10T23:07:21</meta:creation-date>
    <dc:date>2010-05-08T00:06:34</dc:date>
    <meta:print-date>2010-01-22T21:56:19</meta:print-date>
    <meta:editing-cycles>417</meta:editing-cycles>
    <meta:editing-duration>PT25H11M57S</meta:editing-duration>
    <meta:document-statistic meta:table-count="2" meta:image-count="0" meta:object-count="0" meta:page-count="44" meta:paragraph-count="1053" meta:word-count="15456" meta:character-count="96872"/>
    <meta:user-defined meta:name="Info 1"/>
    <meta:user-defined meta:name="Info 2"/>
    <meta:user-defined meta:name="Info 3"/>
    <meta:user-defined meta:name="Info 4"/>
  </office:meta>
</office:document-meta>
</file>